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Editor.removePolicy( String nodePath , AccessControlPolicy poli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Editor.createAclNode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Editor.getAclNode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Editor.getPrivilegeNames( Privilege [ ] privileges , ValueFactory valu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Editor.setPolicy( String nodePath , AccessControlPolicy polic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CLEditor.ACLEditor( Session editingSession , AccessControlUtils ut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Editor.editAccessControlPolicies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LEditor.getUniqueNodeName( Node nod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LEditor.checkProtectsNode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LEditor.checkValidPolicy( String nodePath , AccessControlPolicy polic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Editor.getPolicies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Editor.editAccessControlPolicies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LEditor.getACL( NodeImpl acl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Editor.get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